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position="0% 100%" officeooo:paragraph-rsid="0016f8f0"/>
    </style:style>
    <style:style style:name="P2" style:family="paragraph" style:parent-style-name="Standard">
      <style:text-properties style:text-position="0% 100%" fo:font-size="24pt" fo:font-weight="bold" officeooo:paragraph-rsid="0016f8f0" style:font-size-asian="24pt" style:font-weight-asian="bold" style:font-size-complex="24pt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officeooo:rsid="0016f8f0" style:font-size-asian="18pt" style:font-size-complex="18pt"/>
    </style:style>
    <style:style style:name="T5" style:family="text">
      <style:text-properties officeooo:rsid="0016f8f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5">Q</text:span>ueries:</text:p>
      <text:p text:style-name="P2"/>
      <text:p text:style-name="P2"/>
      <text:p text:style-name="P2"/>
      <text:p text:style-name="P1"><text:span text:style-name="T3"><text:s/>1) select t1.name, t2.dept_name, t3.insurance_name from Employee_Table t1 join Department_Table t2 on t1.dept_id=t2.dept_id join Isurance_Table t3 on t1.insurance_id=t3.i</text:span><text:span text:style-name="T4">s</text:span><text:span text:style-name="T3">urance_id; </text:span></text:p>
      <text:p text:style-name="P1"><text:span text:style-name="T3">2) select t1.name, t3.place from Employee_Table t1 join Employee_office_Table t2 on t1.emp_id=t2.emp_id join Office_Table t3 on t2.office_id=t3.office_id where t3.place="</text:span><text:span text:style-name="T4">Hydrabad</text:span><text:span text:style-name="T3">";</text:span></text:p>
      <text:p text:style-name="P1"><text:span text:style-name="T3">3) select count(t1.name) as Number, t3.place from Employee_Table t1 join Employee_office_Table t2 on t1.emp_id=t2.emp_id join Office_Table t3 on t2.office_id=t3.office_id group by t3.place;</text:span></text:p>
      <text:p text:style-name="P1"><text:span text:style-name="T3">4) SELECT t1.name, t2.insurance_name, t4.salary FROM Employee_Table t1 join Insurance_Table t2 on t1.isurance_id=t2.isurance_id join Employee_office_Table t3 on t1.emp_id=t3.emp_id join Employee_Info_Table t4 on t3.id=t4.id ORDER BY t4.salary DESC LIMIT 1 OFFSET 2;</text:span></text:p>
      <text:p text:style-name="P1"><text:span text:style-name="T3">5) select AVG(t5.salary), t2.dept_name from Employee_Table t1 join Department_Table t2 on t1.dept_id=t2.dept_id join Employee_office_Table t3 on t1.emp_id=t3.emp_id join Office_Table t4 on t3.office_id=t4.office_id join Employee_Info_Table t5 on t3.id=t5.id where t2.dept_name="Software </text:span><text:span text:style-name="T4">Develpment</text:span><text:span text:style-name="T3">" group by t2.dept_name;</text:span></text:p>
      <text:p text:style-name="P1"><text:span text:style-name="T3">6) select sum(t5.salary) from Employee_Table t1 join Department_Table t2 on t1.dept_id=t2.dept_id join Employee_office_Table t3 on t1.emp_id=t3.emp_id join Office_Table t4 on t3.office_id=t4.office_id join Employee_Info_Table t5 on t3.id=t5.id where t5.doj&gt;"2022-01-30" and t4.place="Madhapur";</text:span></text:p>
      <text:p text:style-name="P1"><text:soft-page-break/><text:span text:style-name="T3">7) select t1.name, t2.dept_name from Employee_Table t1 join Department_Table t2 on t1.dept_id=t2.dept_id join Employee_office_Table t3 on t1.emp_id=t3.emp_id join Office_Table t4 on t3.office_id=t4.office_id join Employee_Info_Table t5 on t3.id=t5.id join Insurance_Table t6 on t1.insurance_id=t6.insurance_id where t5.doj&gt;2022-01-30 and t5.salary&gt;10000 and t4.place="Madhapur" and (t6.insurance_name like 'LIC%' or t6.insurance_name like 'ICICI') ;</text:span></text:p>
      <text:p text:style-name="P1"><text:span text:style-name="T3">8) select t1.name as Employee,t2.name as Head from Employee_Table t1 join Employee_Table t2 where t1.immediate_head_id=t2.emp_id;</text:span></text:p>
      <text:p text:style-name="P1"><text:span text:style-name="T3">9) select t1.name as Employee,t4.dept_name as Employee_Dept, t2.name as Head, t3.dept_name as Immediate_Head_Dept from Employee_Table t1 join Employee_Table t2 on t1.immediate_head_id=t2.emp_id join Department_Table t3 on t2.dept_id=t3.dept_id join Department_Table t4 on t1.dept_id=t4.dept_id;</text:span></text:p>
      <text:p text:style-name="P1"><text:span text:style-name="T3">10) select t1.name from Employee_Table t1 join Employee_Table t2 on t1.immediate_head_id=t2.emp_id join Employee_office_Table t3 on t1.emp_id=t3.emp_id join Office_Table t4 on t3.office_id=t4.office_id join Employee_Info_Table t5 on t3.id=t5.id join Employee_</text:span><text:span text:style-name="T4">O</text:span><text:span text:style-name="T3">ffice_Table t6 on t2.emp_id=t6.emp_id join Office_Table t7 on t6.office_id=t7.office_id join Employee_Inf</text:span><text:span text:style-name="T4">o</text:span><text:span text:style-name="T3"> t8 on t6.id=t8.id where t7.place="</text:span><text:span text:style-name="T4">Hydrabad</text:span><text:span text:style-name="T3">" and t5.salary&lt;(2*t8.salary)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1T19:13:44.057972659</meta:creation-date>
    <dc:date>2022-07-11T19:19:35.368157935</dc:date>
    <meta:editing-duration>PT5M51S</meta:editing-duration>
    <meta:editing-cycles>1</meta:editing-cycles>
    <meta:document-statistic meta:table-count="0" meta:image-count="0" meta:object-count="0" meta:page-count="2" meta:paragraph-count="11" meta:word-count="292" meta:character-count="2751" meta:non-whitespace-character-count="2468"/>
    <meta:generator>LibreOffice/6.4.7.2$Linux_X86_64 LibreOffice_project/40$Build-2</meta:generator>
  </office:meta>
</office:document-meta>
</file>